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40000026FEB5ECAD3E1EB0A17.jpg" manifest:media-type="image/jpeg"/>
  <manifest:file-entry manifest:full-path="Pictures/100000000000047500000282593A4CA5B652E8A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98cm, 0cm, 2.135cm, 3.22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34cm, 0.284cm, 1.323cm, 2.558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Title_20_Slide" presentation:presentation-page-layout-name="AL1T0">
        <draw:frame draw:name="Picture 3" draw:style-name="gr1" draw:text-style-name="P1" draw:layer="layout" svg:width="19.05cm" svg:height="7.62cm" draw:transform="rotate (-1.5707963267949) translate (15.24cm 0cm)">
          <draw:image xlink:href="Pictures/100000000000047500000282593A4CA5B652E8AB.jpg" xlink:type="simple" xlink:show="embed" xlink:actuate="onLoad" draw:mime-type="image/jpeg">
            <text:p/>
          </draw:image>
        </draw:frame>
        <draw:frame draw:name="Picture 4" draw:style-name="gr2" draw:text-style-name="P1" draw:layer="layout" svg:width="19.05cm" svg:height="7.345cm" draw:transform="rotate (-1.5707963267949) translate (23.46cm 0cm)">
          <draw:image xlink:href="Pictures/10000000000004540000026FEB5ECAD3E1EB0A1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.254cm" svg:stroke-color="#000000" draw:marker-start-width="0.584cm" draw:marker-end-width="0.584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2-03-23">3/23/22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hilip Martin Piper</meta:initial-creator>
    <dc:creator>Philip Piper</dc:creator>
    <meta:editing-cycles>4</meta:editing-cycles>
    <meta:creation-date>2020-07-23T11:44:19</meta:creation-date>
    <dc:date>2022-03-23T19:55:54.593158703</dc:date>
    <meta:editing-duration>PT1H27S</meta:editing-duration>
    <meta:generator>LibreOffice/7.0.4.2$Linux_X86_64 LibreOffice_project/00$Build-2</meta:generator>
    <meta:document-statistic meta:object-count="24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